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000000020088E7B2646C6AB0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2b2b2" draw:textarea-horizontal-align="justify" draw:textarea-vertical-align="middle" draw:auto-grow-height="false" fo:min-height="2.728cm" fo:min-width="2.478cm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3.3cm" svg:height="3.3cm" svg:x="1.5cm" svg:y="1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06cm" svg:height="3.006cm" draw:transform="rotate (2.08811191708602) translate (2.513cm 5.028cm)">
          <draw:image xlink:href="Pictures/10000201000002000000020088E7B2646C6AB02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8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="solid" draw:fill-color="#813709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28cm" fo:margin-bottom="23.327cm" fo:margin-left="1.426cm" fo:margin-right="16.66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00:31:56.207490367</meta:creation-date>
    <dc:date>2020-04-02T23:40:35.296462677</dc:date>
    <meta:editing-duration>PT26M10S</meta:editing-duration>
    <meta:editing-cycles>6</meta:editing-cycles>
    <meta:generator>LibreOffice/6.3.5.2$Linux_X86_64 LibreOffice_project/30$Build-2</meta:generator>
    <meta:document-statistic meta:object-count="2"/>
  </office:meta>
</office:document-meta>
</file>